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svg+xml" manifest:full-path="SvgImages/Image1"/>
  <manifest:file-entry manifest:media-type="image/svg+xml" manifest:full-path="SvgImages/Image2"/>
  <manifest:file-entry manifest:media-type="image/svg+xml" manifest:full-path="SvgImages/Image3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0.000000000000000pt" style:wrap="biggest" style:wrap-contour="false" style:wrap-dynamic-threshold="0.000000000000000pt"/>
    </style:style>
    <style:style style:name="gr2" style:family="graphic">
      <style:graphic-properties draw:fill="solid" draw:fill-color="#1791c2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3" style:family="graphic">
      <style:graphic-properties draw:fill="solid" draw:fill-color="#1791c2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0.283465058000000pt"/>
    </style:style>
    <style:style style:name="gr4" style:family="graphic">
      <style:graphic-properties draw:fill="solid" draw:fill-color="#44ff00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5" style:family="graphic">
      <style:graphic-properties draw:fill="solid" draw:fill-color="#44ff00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0.283465058000000pt"/>
    </style:style>
    <style:style style:name="gr6" style:family="graphic">
      <style:graphic-properties draw:fill="solid" draw:fill-color="#ddf265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7" style:family="graphic">
      <style:graphic-properties draw:fill="solid" draw:fill-color="#ddf265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0.283465058000000pt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</draw:layer-set>
        <draw:g draw:style-name="gr1" xml:id="shape-1" draw:id="shape-1" svg:y="243.16877028256pt">
          <draw:path draw:style-name="gr2" xml:id="shape-2" draw:id="shape-2" draw:layer="" svg:width="193.32278768018pt" svg:height="110.95466514814pt" svg:x="218.26750715874pt" svg:y="360.98436406160pt" svg:viewBox="0 0 193 111" svg:d="M193.323 36.9541L64.4141 110.955L0 73.9082L128.828 0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3" xml:id="shape-3" draw:id="shape-3" draw:layer="" svg:width="193.32278768018pt" svg:height="110.95466514814pt" svg:x="218.26750715874pt" svg:y="360.98436406160pt" svg:viewBox="0 0 193 111" svg:d="M193.323 36.9541L64.4141 110.955L0 73.9082L128.828 0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2" xml:id="shape-4" draw:id="shape-4" draw:layer="" svg:width="64.44092922673pt" svg:height="110.95466514814pt" svg:x="218.26750715874pt" svg:y="434.95414082703pt" svg:viewBox="0 0 64 111" svg:d="M0 0L64.4409 36.9541L64.4409 110.955L0 73.9082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3" xml:id="shape-5" draw:id="shape-5" draw:layer="" svg:width="64.44092922673pt" svg:height="110.95466514814pt" svg:x="218.26750715874pt" svg:y="434.95414082703pt" svg:viewBox="0 0 64 111" svg:d="M0 0L64.4409 36.9541L64.4409 110.955L0 73.9082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2" xml:id="shape-6" draw:id="shape-6" draw:layer="" svg:width="128.88185845346pt" svg:height="147.93955353086pt" svg:x="282.70843638547pt" svg:y="397.96925244432pt" svg:viewBox="0 0 129 148" svg:d="M0 73.9236L128.882 0L128.882 73.9236L0 147.94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3" xml:id="shape-7" draw:id="shape-7" draw:layer="" svg:width="128.88185845346pt" svg:height="147.93955353086pt" svg:x="282.70843638547pt" svg:y="397.96925244432pt" svg:viewBox="0 0 129 148" svg:d="M0 73.9236L128.882 0L128.882 73.9236L0 147.94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50%" svg:y="-30.0001%"/>
          <draw:glue-point draw:id="5" svg:x="-16.6701%" svg:y="10%"/>
          <draw:glue-point draw:id="6" svg:x="-50%" svg:y="-10.0001%"/>
          <draw:glue-point draw:id="7" svg:x="16.67%" svg:y="-50%"/>
          <draw:glue-point draw:id="8" svg:x="16.67%" svg:y="-10.0001%"/>
          <draw:glue-point draw:id="9" svg:x="-33.3301%" svg:y="0%"/>
          <draw:glue-point draw:id="10" svg:x="-16.6701%" svg:y="-30.0001%"/>
          <draw:glue-point draw:id="11" svg:x="50%" svg:y="-30.0001%"/>
          <draw:glue-point draw:id="12" svg:x="-16.6701%" svg:y="10%"/>
          <draw:glue-point draw:id="13" svg:x="-50%" svg:y="-10.0001%"/>
          <draw:glue-point draw:id="14" svg:x="16.67%" svg:y="-50%"/>
          <draw:glue-point draw:id="15" svg:x="16.67%" svg:y="-10.0001%"/>
          <draw:glue-point draw:id="16" svg:x="-33.3301%" svg:y="0%"/>
          <draw:glue-point draw:id="17" svg:x="-16.6701%" svg:y="-30.0001%"/>
          <draw:glue-point draw:id="18" svg:x="-50%" svg:y="-10.0001%"/>
          <draw:glue-point draw:id="19" svg:x="-16.6701%" svg:y="10%"/>
          <draw:glue-point draw:id="20" svg:x="-16.6701%" svg:y="50%"/>
          <draw:glue-point draw:id="21" svg:x="-50%" svg:y="30%"/>
          <draw:glue-point draw:id="22" svg:x="-33.3301%" svg:y="0%"/>
          <draw:glue-point draw:id="23" svg:x="-16.6701%" svg:y="30%"/>
          <draw:glue-point draw:id="24" svg:x="-33.3301%" svg:y="40%"/>
          <draw:glue-point draw:id="25" svg:x="-50%" svg:y="-10.0001%"/>
          <draw:glue-point draw:id="26" svg:x="-16.6701%" svg:y="10%"/>
          <draw:glue-point draw:id="27" svg:x="-16.6701%" svg:y="50%"/>
          <draw:glue-point draw:id="28" svg:x="-50%" svg:y="30%"/>
          <draw:glue-point draw:id="29" svg:x="-33.3301%" svg:y="0%"/>
          <draw:glue-point draw:id="30" svg:x="-16.6701%" svg:y="30%"/>
          <draw:glue-point draw:id="31" svg:x="-33.3301%" svg:y="40%"/>
          <draw:glue-point draw:id="32" svg:x="-16.6701%" svg:y="10%"/>
          <draw:glue-point draw:id="33" svg:x="50%" svg:y="-30.0001%"/>
          <draw:glue-point draw:id="34" svg:x="50%" svg:y="10%"/>
          <draw:glue-point draw:id="35" svg:x="-16.6701%" svg:y="50%"/>
          <draw:glue-point draw:id="36" svg:x="16.67%" svg:y="-10.0001%"/>
          <draw:glue-point draw:id="37" svg:x="50%" svg:y="-10.0001%"/>
          <draw:glue-point draw:id="38" svg:x="16.67%" svg:y="30%"/>
          <draw:glue-point draw:id="39" svg:x="-16.6701%" svg:y="10%"/>
          <draw:glue-point draw:id="40" svg:x="50%" svg:y="-30.0001%"/>
          <draw:glue-point draw:id="41" svg:x="50%" svg:y="10%"/>
          <draw:glue-point draw:id="42" svg:x="-16.6701%" svg:y="50%"/>
          <draw:glue-point draw:id="43" svg:x="16.67%" svg:y="-10.0001%"/>
          <draw:glue-point draw:id="44" svg:x="50%" svg:y="-10.0001%"/>
          <draw:glue-point draw:id="45" svg:x="16.67%" svg:y="30%"/>
          <draw:glue-point draw:id="46" svg:x="-4.7601%" svg:y="3.81%"/>
          <draw:glue-point draw:id="47" svg:x="0.50000000000pt" svg:y="0.50000000000pt" draw:align="center"/>
        </draw:g>
        <draw:g draw:style-name="gr1" xml:id="shape-8" draw:id="shape-8" svg:y="322.83818157790pt">
          <draw:path draw:style-name="gr4" xml:id="shape-9" draw:id="shape-9" draw:layer="" svg:width="193.64632788961pt" svg:height="110.90968352713pt" svg:x="217.30808922205pt" svg:y="247.77304753248pt" svg:viewBox="0 0 194 111" svg:d="M193.646 36.939L64.5218 110.91L0 73.878L129.043 0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5" xml:id="shape-10" draw:id="shape-10" draw:layer="" svg:width="193.64632788961pt" svg:height="110.90968352713pt" svg:x="217.30808922205pt" svg:y="247.77304753248pt" svg:viewBox="0 0 194 111" svg:d="M193.646 36.939L64.5218 110.91L0 73.878L129.043 0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4" xml:id="shape-11" draw:id="shape-11" draw:layer="" svg:width="64.88486681573pt" svg:height="110.90968352713pt" svg:x="217.30808922205pt" svg:y="321.74282429791pt" svg:viewBox="0 0 65 111" svg:d="M0 0L64.8849 36.939L64.8849 110.91L0 73.878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5" xml:id="shape-12" draw:id="shape-12" draw:layer="" svg:width="64.88486681573pt" svg:height="110.90968352713pt" svg:x="217.30808922205pt" svg:y="321.74282429791pt" svg:viewBox="0 0 65 111" svg:d="M0 0L64.8849 36.939L64.8849 110.91L0 73.878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4" xml:id="shape-13" draw:id="shape-13" draw:layer="" svg:width="128.76396652092pt" svg:height="147.87957803619pt" svg:x="281.74901844878pt" svg:y="284.75793591519pt" svg:viewBox="0 0 129 148" svg:d="M0 73.8934L128.764 0L128.764 73.8934L0 147.88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5" xml:id="shape-14" draw:id="shape-14" draw:layer="" svg:width="128.76396652092pt" svg:height="147.87957803619pt" svg:x="281.74901844878pt" svg:y="284.75793591519pt" svg:viewBox="0 0 129 148" svg:d="M0 73.8934L128.764 0L128.764 73.8934L0 147.88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50%" svg:y="-30.0001%"/>
          <draw:glue-point draw:id="5" svg:x="-16.6701%" svg:y="10%"/>
          <draw:glue-point draw:id="6" svg:x="-50%" svg:y="-10.0001%"/>
          <draw:glue-point draw:id="7" svg:x="16.67%" svg:y="-50%"/>
          <draw:glue-point draw:id="8" svg:x="16.67%" svg:y="-10.0001%"/>
          <draw:glue-point draw:id="9" svg:x="-33.3301%" svg:y="0%"/>
          <draw:glue-point draw:id="10" svg:x="-16.6701%" svg:y="-30.0001%"/>
          <draw:glue-point draw:id="11" svg:x="50%" svg:y="-30.0001%"/>
          <draw:glue-point draw:id="12" svg:x="-16.6701%" svg:y="10%"/>
          <draw:glue-point draw:id="13" svg:x="-50%" svg:y="-10.0001%"/>
          <draw:glue-point draw:id="14" svg:x="16.67%" svg:y="-50%"/>
          <draw:glue-point draw:id="15" svg:x="16.67%" svg:y="-10.0001%"/>
          <draw:glue-point draw:id="16" svg:x="-33.3301%" svg:y="0%"/>
          <draw:glue-point draw:id="17" svg:x="-16.6701%" svg:y="-30.0001%"/>
          <draw:glue-point draw:id="18" svg:x="-50%" svg:y="-10.0001%"/>
          <draw:glue-point draw:id="19" svg:x="-16.6701%" svg:y="10%"/>
          <draw:glue-point draw:id="20" svg:x="-16.6701%" svg:y="50%"/>
          <draw:glue-point draw:id="21" svg:x="-50%" svg:y="30%"/>
          <draw:glue-point draw:id="22" svg:x="-33.3301%" svg:y="0%"/>
          <draw:glue-point draw:id="23" svg:x="-16.6701%" svg:y="30%"/>
          <draw:glue-point draw:id="24" svg:x="-33.3301%" svg:y="40%"/>
          <draw:glue-point draw:id="25" svg:x="-50%" svg:y="-10.0001%"/>
          <draw:glue-point draw:id="26" svg:x="-16.6701%" svg:y="10%"/>
          <draw:glue-point draw:id="27" svg:x="-16.6701%" svg:y="50%"/>
          <draw:glue-point draw:id="28" svg:x="-50%" svg:y="30%"/>
          <draw:glue-point draw:id="29" svg:x="-33.3301%" svg:y="0%"/>
          <draw:glue-point draw:id="30" svg:x="-16.6701%" svg:y="30%"/>
          <draw:glue-point draw:id="31" svg:x="-33.3301%" svg:y="40%"/>
          <draw:glue-point draw:id="32" svg:x="-16.6701%" svg:y="10%"/>
          <draw:glue-point draw:id="33" svg:x="50%" svg:y="-30.0001%"/>
          <draw:glue-point draw:id="34" svg:x="50%" svg:y="10%"/>
          <draw:glue-point draw:id="35" svg:x="-16.6701%" svg:y="50%"/>
          <draw:glue-point draw:id="36" svg:x="16.67%" svg:y="-10.0001%"/>
          <draw:glue-point draw:id="37" svg:x="50%" svg:y="-10.0001%"/>
          <draw:glue-point draw:id="38" svg:x="16.67%" svg:y="30%"/>
          <draw:glue-point draw:id="39" svg:x="-16.6701%" svg:y="10%"/>
          <draw:glue-point draw:id="40" svg:x="50%" svg:y="-30.0001%"/>
          <draw:glue-point draw:id="41" svg:x="50%" svg:y="10%"/>
          <draw:glue-point draw:id="42" svg:x="-16.6701%" svg:y="50%"/>
          <draw:glue-point draw:id="43" svg:x="16.67%" svg:y="-10.0001%"/>
          <draw:glue-point draw:id="44" svg:x="50%" svg:y="-10.0001%"/>
          <draw:glue-point draw:id="45" svg:x="16.67%" svg:y="30%"/>
          <draw:glue-point draw:id="46" svg:x="-4.7601%" svg:y="3.81%"/>
          <draw:glue-point draw:id="47" svg:x="0.50000000000pt" svg:y="0.50000000000pt" draw:align="center"/>
        </draw:g>
        <draw:g draw:style-name="gr1" xml:id="shape-15" draw:id="shape-15" svg:y="322.83818157790pt">
          <draw:path draw:style-name="gr6" xml:id="shape-16" draw:id="shape-16" draw:layer="" svg:width="193.64632788961pt" svg:height="110.90968352713pt" svg:x="217.30808922205pt" svg:y="119.21104401636pt" svg:viewBox="0 0 194 111" svg:d="M193.646 36.939L64.5218 110.91L0 73.878L129.043 0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7" xml:id="shape-17" draw:id="shape-17" draw:layer="" svg:width="193.64632788961pt" svg:height="110.90968352713pt" svg:x="217.30808922205pt" svg:y="119.21104401636pt" svg:viewBox="0 0 194 111" svg:d="M193.646 36.939L64.5218 110.91L0 73.878L129.043 0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18" draw:id="shape-18" draw:layer="" svg:width="64.88486681573pt" svg:height="110.90968352713pt" svg:x="217.30808922205pt" svg:y="193.18082078179pt" svg:viewBox="0 0 65 111" svg:d="M0 0L64.8849 36.939L64.8849 110.91L0 73.878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7" xml:id="shape-19" draw:id="shape-19" draw:layer="" svg:width="64.88486681573pt" svg:height="110.90968352713pt" svg:x="217.30808922205pt" svg:y="193.18082078179pt" svg:viewBox="0 0 65 111" svg:d="M0 0L64.8849 36.939L64.8849 110.91L0 73.878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6" xml:id="shape-20" draw:id="shape-20" draw:layer="" svg:width="128.76396652092pt" svg:height="147.87957803619pt" svg:x="281.74901844878pt" svg:y="156.19593239907pt" svg:viewBox="0 0 129 148" svg:d="M0 73.8934L128.764 0L128.764 73.8934L0 147.88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7" xml:id="shape-21" draw:id="shape-21" draw:layer="" svg:width="128.76396652092pt" svg:height="147.87957803619pt" svg:x="281.74901844878pt" svg:y="156.19593239907pt" svg:viewBox="0 0 129 148" svg:d="M0 73.8934L128.764 0L128.764 73.8934L0 147.88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50%" svg:y="-30.0001%"/>
          <draw:glue-point draw:id="5" svg:x="-16.6701%" svg:y="10%"/>
          <draw:glue-point draw:id="6" svg:x="-50%" svg:y="-10.0001%"/>
          <draw:glue-point draw:id="7" svg:x="16.67%" svg:y="-50%"/>
          <draw:glue-point draw:id="8" svg:x="16.67%" svg:y="-10.0001%"/>
          <draw:glue-point draw:id="9" svg:x="-33.3301%" svg:y="0%"/>
          <draw:glue-point draw:id="10" svg:x="-16.6701%" svg:y="-30.0001%"/>
          <draw:glue-point draw:id="11" svg:x="50%" svg:y="-30.0001%"/>
          <draw:glue-point draw:id="12" svg:x="-16.6701%" svg:y="10%"/>
          <draw:glue-point draw:id="13" svg:x="-50%" svg:y="-10.0001%"/>
          <draw:glue-point draw:id="14" svg:x="16.67%" svg:y="-50%"/>
          <draw:glue-point draw:id="15" svg:x="16.67%" svg:y="-10.0001%"/>
          <draw:glue-point draw:id="16" svg:x="-33.3301%" svg:y="0%"/>
          <draw:glue-point draw:id="17" svg:x="-16.6701%" svg:y="-30.0001%"/>
          <draw:glue-point draw:id="18" svg:x="-50%" svg:y="-10.0001%"/>
          <draw:glue-point draw:id="19" svg:x="-16.6701%" svg:y="10%"/>
          <draw:glue-point draw:id="20" svg:x="-16.6701%" svg:y="50%"/>
          <draw:glue-point draw:id="21" svg:x="-50%" svg:y="30%"/>
          <draw:glue-point draw:id="22" svg:x="-33.3301%" svg:y="0%"/>
          <draw:glue-point draw:id="23" svg:x="-16.6701%" svg:y="30%"/>
          <draw:glue-point draw:id="24" svg:x="-33.3301%" svg:y="40%"/>
          <draw:glue-point draw:id="25" svg:x="-50%" svg:y="-10.0001%"/>
          <draw:glue-point draw:id="26" svg:x="-16.6701%" svg:y="10%"/>
          <draw:glue-point draw:id="27" svg:x="-16.6701%" svg:y="50%"/>
          <draw:glue-point draw:id="28" svg:x="-50%" svg:y="30%"/>
          <draw:glue-point draw:id="29" svg:x="-33.3301%" svg:y="0%"/>
          <draw:glue-point draw:id="30" svg:x="-16.6701%" svg:y="30%"/>
          <draw:glue-point draw:id="31" svg:x="-33.3301%" svg:y="40%"/>
          <draw:glue-point draw:id="32" svg:x="-16.6701%" svg:y="10%"/>
          <draw:glue-point draw:id="33" svg:x="50%" svg:y="-30.0001%"/>
          <draw:glue-point draw:id="34" svg:x="50%" svg:y="10%"/>
          <draw:glue-point draw:id="35" svg:x="-16.6701%" svg:y="50%"/>
          <draw:glue-point draw:id="36" svg:x="16.67%" svg:y="-10.0001%"/>
          <draw:glue-point draw:id="37" svg:x="50%" svg:y="-10.0001%"/>
          <draw:glue-point draw:id="38" svg:x="16.67%" svg:y="30%"/>
          <draw:glue-point draw:id="39" svg:x="-16.6701%" svg:y="10%"/>
          <draw:glue-point draw:id="40" svg:x="50%" svg:y="-30.0001%"/>
          <draw:glue-point draw:id="41" svg:x="50%" svg:y="10%"/>
          <draw:glue-point draw:id="42" svg:x="-16.6701%" svg:y="50%"/>
          <draw:glue-point draw:id="43" svg:x="16.67%" svg:y="-10.0001%"/>
          <draw:glue-point draw:id="44" svg:x="50%" svg:y="-10.0001%"/>
          <draw:glue-point draw:id="45" svg:x="16.67%" svg:y="30%"/>
          <draw:glue-point draw:id="46" svg:x="-4.7601%" svg:y="3.81%"/>
          <draw:glue-point draw:id="47" svg:x="0.50000000000pt" svg:y="0.50000000000pt" draw:align="center"/>
        </draw:g>
        <draw:frame>
          <draw:image xlink:type="simple" xlink:show="embed" xlink:actuate="onLoad" xlink:href="SvgImages/Image1"/>
        </draw:frame>
        <draw:frame>
          <draw:image xlink:type="simple" xlink:show="embed" xlink:actuate="onLoad" xlink:href="SvgImages/Image2"/>
        </draw:frame>
        <draw:frame>
          <draw:image xlink:type="simple" xlink:show="embed" xlink:actuate="onLoad" xlink:href="SvgImages/Image3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style style:name="dp1" style:family="drawing-page"/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28.346505799999999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empty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3</meta:generator>
    <dc:title/>
    <meta:initial-creator>Unknown</meta:initial-creator>
    <meta:editing-cycles>1</meta:editing-cycles>
    <dc:date>2014-06-11T16:13:28</dc:date>
    <meta:creation-date>2014-06-11T15:01:48</meta:creation-date>
    <dc:creator>Rich Sezov</dc:creator>
    <meta:user-defined meta:name="email">richard.sezov@liferay.com</meta:user-defined>
  </office:meta>
</office:document-meta>
</file>